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T1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5" style:family="text"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6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7" style:family="text">
      <style:text-properties fo:color="#000000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font-name="Times New Roman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9" style:family="text"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relatorio://for each=&quot;c in o.classes&quot;" text:style-name="Internet_20_link" text:visited-style-name="Visited_20_Internet_20_Link"><text:span text:style-name="T9">for each="c in o.classes"</text:span></text:a></text:p>
      <text:p text:style-name="P5"/>
      <text:p text:style-name="P5"><text:a xlink:type="simple" xlink:href="relatorio://o.classes.start-date" text:style-name="Internet_20_link" text:visited-style-name="Visited_20_Internet_20_Link">o.classes.start-date</text:a></text:p>
      <text:p text:style-name="P5"/>
      <text:p text:style-name="P5"><text:a xlink:type="simple" xlink:href="relatori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8:27:32.419000000</meta:creation-date>
    <dc:date>2018-12-25T13:37:35.81</dc:date>
    <meta:editing-duration>PT2H46M24S</meta:editing-duration>
    <meta:editing-cycles>26</meta:editing-cycles>
    <meta:generator>OpenOffice/4.1.6$Win32 OpenOffice.org_project/416m1$Build-9790</meta:generator>
    <meta:document-statistic meta:table-count="0" meta:image-count="0" meta:object-count="0" meta:page-count="1" meta:paragraph-count="3" meta:word-count="6" meta:character-count="49"/>
  </office:meta>
</office:document-meta>
</file>